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</style:style>
    <style:style style:name="P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4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/>
    </style:style>
    <style:style style:name="P5" style:family="paragraph" style:parent-style-name="Standard">
      <style:text-properties officeooo:rsid="0003f79b" officeooo:paragraph-rsid="0003f79b"/>
    </style:style>
    <style:style style:name="P6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7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04cb8c"/>
    </style:style>
    <style:style style:name="P8" style:family="paragraph" style:parent-style-name="Preformatted_20_Text">
      <style:text-properties fo:font-variant="normal" fo:text-transform="none" fo:color="#000000" fo:letter-spacing="normal" fo:font-style="normal" fo:font-weight="normal" officeooo:rsid="00066c30" officeooo:paragraph-rsid="00066c30"/>
    </style:style>
    <style:style style:name="P9" style:family="paragraph" style:parent-style-name="Preformatted_20_Text">
      <style:text-properties fo:font-variant="normal" fo:text-transform="none" fo:color="#000000" fo:letter-spacing="normal" fo:font-style="normal" fo:font-weight="normal" officeooo:rsid="00097c99" officeooo:paragraph-rsid="00097c99"/>
    </style:style>
    <style:style style:name="P10" style:family="paragraph" style:parent-style-name="Preformatted_20_Text">
      <style:text-properties fo:font-variant="normal" fo:text-transform="none" fo:color="#000000" fo:letter-spacing="normal" fo:font-style="normal" fo:font-weight="normal" officeooo:rsid="000babe0" officeooo:paragraph-rsid="000babe0"/>
    </style:style>
    <style:style style:name="P11" style:family="paragraph" style:parent-style-name="Preformatted_20_Text">
      <style:text-properties fo:font-variant="normal" fo:text-transform="none" fo:color="#000000" fo:letter-spacing="normal" fo:font-style="normal" fo:font-weight="normal" officeooo:rsid="000babe0" officeooo:paragraph-rsid="000bc665"/>
    </style:style>
    <style:style style:name="P1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13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04cb8c"/>
    </style:style>
    <style:style style:name="P14" style:family="paragraph" style:parent-style-name="Preformatted_20_Text">
      <style:paragraph-properties fo:orphans="2" fo:widows="2"/>
    </style:style>
    <style:style style:name="P15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/>
    </style:style>
    <style:style style:name="P16" style:family="paragraph" style:parent-style-name="Standard">
      <style:text-properties officeooo:rsid="0004cb8c" officeooo:paragraph-rsid="0004cb8c"/>
    </style:style>
    <style:style style:name="P17" style:family="paragraph" style:parent-style-name="Standard">
      <style:text-properties officeooo:rsid="00059483" officeooo:paragraph-rsid="00059483"/>
    </style:style>
    <style:style style:name="P18" style:family="paragraph" style:parent-style-name="Standard">
      <style:text-properties officeooo:rsid="00059483" officeooo:paragraph-rsid="00073912"/>
    </style:style>
    <style:style style:name="P19" style:family="paragraph" style:parent-style-name="Standard">
      <style:text-properties officeooo:rsid="00066c30" officeooo:paragraph-rsid="00066c30"/>
    </style:style>
    <style:style style:name="P20" style:family="paragraph" style:parent-style-name="Standard">
      <style:text-properties officeooo:rsid="00066c30" officeooo:paragraph-rsid="00073912"/>
    </style:style>
    <style:style style:name="P21" style:family="paragraph" style:parent-style-name="Standard">
      <style:text-properties officeooo:rsid="00073912" officeooo:paragraph-rsid="00073912"/>
    </style:style>
    <style:style style:name="P22" style:family="paragraph" style:parent-style-name="Standard">
      <style:text-properties officeooo:rsid="00073912" officeooo:paragraph-rsid="00091a8e"/>
    </style:style>
    <style:style style:name="P23" style:family="paragraph" style:parent-style-name="Standard">
      <style:text-properties officeooo:rsid="00091a8e" officeooo:paragraph-rsid="00091a8e"/>
    </style:style>
    <style:style style:name="P24" style:family="paragraph" style:parent-style-name="Standard">
      <style:text-properties officeooo:rsid="00091a8e" officeooo:paragraph-rsid="00097c99"/>
    </style:style>
    <style:style style:name="P25" style:family="paragraph" style:parent-style-name="Standard">
      <style:text-properties officeooo:rsid="00097c99" officeooo:paragraph-rsid="00097c99"/>
    </style:style>
    <style:style style:name="P26" style:family="paragraph" style:parent-style-name="Text_20_body">
      <style:text-properties officeooo:rsid="00097c99" officeooo:paragraph-rsid="00097c99"/>
    </style:style>
    <style:style style:name="P27" style:family="paragraph" style:parent-style-name="Text_20_body">
      <style:text-properties officeooo:paragraph-rsid="00097c99"/>
    </style:style>
    <style:style style:name="P28" style:family="paragraph" style:parent-style-name="Text_20_body">
      <style:text-properties officeooo:rsid="000acc96" officeooo:paragraph-rsid="000acc96"/>
    </style:style>
    <style:style style:name="P29" style:family="paragraph" style:parent-style-name="Text_20_body">
      <style:text-properties officeooo:rsid="000acc96" officeooo:paragraph-rsid="000babe0"/>
    </style:style>
    <style:style style:name="P30" style:family="paragraph" style:parent-style-name="Text_20_body">
      <style:text-properties officeooo:rsid="000babe0" officeooo:paragraph-rsid="000babe0"/>
    </style:style>
    <style:style style:name="P31" style:family="paragraph" style:parent-style-name="Text_20_body">
      <style:text-properties officeooo:rsid="000babe0" officeooo:paragraph-rsid="000bc665"/>
    </style:style>
    <style:style style:name="P32" style:family="paragraph" style:parent-style-name="Text_20_body">
      <style:text-properties officeooo:rsid="000bc665" officeooo:paragraph-rsid="000bc665"/>
    </style:style>
    <style:style style:name="P33" style:family="paragraph" style:parent-style-name="Text_20_body">
      <style:text-properties officeooo:rsid="000c542e" officeooo:paragraph-rsid="000c542e"/>
    </style:style>
    <style:style style:name="T1" style:family="text">
      <style:text-properties fo:font-style="normal" fo:font-weight="normal"/>
    </style:style>
    <style:style style:name="T2" style:family="text">
      <style:text-properties officeooo:rsid="00059483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066c30"/>
    </style:style>
    <style:style style:name="T5" style:family="text">
      <style:text-properties fo:font-variant="normal" fo:text-transform="none" fo:color="#000000" fo:letter-spacing="normal" fo:font-style="normal" fo:font-weight="normal" officeooo:rsid="00059483"/>
    </style:style>
    <style:style style:name="T6" style:family="text">
      <style:text-properties fo:font-variant="normal" fo:text-transform="none" fo:color="#000000" fo:letter-spacing="normal" fo:font-style="normal" fo:font-weight="normal" officeooo:rsid="00073912"/>
    </style:style>
    <style:style style:name="T7" style:family="text">
      <style:text-properties fo:font-variant="normal" fo:text-transform="none" fo:color="#000000" fo:letter-spacing="normal" fo:font-style="normal" fo:font-weight="normal" officeooo:rsid="00091a8e"/>
    </style:style>
    <style:style style:name="T8" style:family="text">
      <style:text-properties fo:font-variant="normal" fo:text-transform="none" fo:color="#000000" fo:letter-spacing="normal" fo:font-style="normal" fo:font-weight="normal" officeooo:rsid="00097c99"/>
    </style:style>
    <style:style style:name="T9" style:family="text">
      <style:text-properties fo:font-variant="normal" fo:text-transform="none" fo:color="#000000" fo:letter-spacing="normal" fo:font-style="normal" fo:font-weight="normal" officeooo:rsid="000babe0"/>
    </style:style>
    <style:style style:name="T10" style:family="text">
      <style:text-properties officeooo:rsid="0007391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 Aplique a 1FN, 2FN e 3FN para cada tabela não normalizada.</text:p>
      <text:p text:style-name="P2"/>
      <text:p text:style-name="P1">a) Projeto (numero_empregado, nome_empregado, numero_depto, nome_depto, numero_gerente, nome_gerente, numero_projeto, nome_projeto, data_inicio_projeto, horas_trabalhadas_projeto).</text:p>
      <text:p text:style-name="P2"/>
      <text:p text:style-name="P1">Chave(s): numero_projeto</text:p>
      <text:p text:style-name="P1">Dependência(s): numero_projeto -&gt; nome_projeto, data_inicio_projeto, numero_gerente, nome_gerente</text:p>
      <text:p text:style-name="P7"><text:s text:c="11"/>numero_empregado -&gt; nome_empregado, numero_depto, nome_depto</text:p>
      <text:p text:style-name="P13"><text:s text:c="14"/><text:span text:style-name="T1">numero_depto -&gt; nome_depto</text:span></text:p>
      <text:p text:style-name="P4"><text:s text:c="14"/><text:span text:style-name="T1">numero_gerente -&gt; nome_gerente</text:span></text:p>
      <text:p text:style-name="P5"/>
      <text:p text:style-name="P16">1, Wallace, 3, Financeiro, 30, Jhonas, 11, XY, 29/09/2004, 15</text:p>
      <text:p text:style-name="P16">2, Kaio, 3, Financeiro, 30, Jhonas, 11, XY, 29/09/2004, 30</text:p>
      <text:p text:style-name="P16">3, Amilton, RH, 3<text:span text:style-name="T10">0</text:span>, <text:span text:style-name="T10">Jhonas</text:span>, 11, <text:s/>XY, <text:span text:style-name="T2">29/09/2004, 45</text:span></text:p>
      <text:p text:style-name="P5"/>
      <text:p text:style-name="P5"/>
      <text:p text:style-name="P5">1FN (multivalorados)</text:p>
      <text:p text:style-name="P17"/>
      <text:p text:style-name="P18">Projeto (numero_projeto*, nome_projeto, data_inicio_projeto,<text:span text:style-name="T3">numero_gerente</text:span>)</text:p>
      <text:p text:style-name="P17">Projeto_empregado (numero_projeto*, n<text:span text:style-name="T3">umero_empregado*, nome_empregado, numero_depto, nome_depto, <text:s/>horas_trabalhadas_projeto)</text:span></text:p>
      <text:p text:style-name="P17"><text:span text:style-name="T3"/></text:p>
      <text:p text:style-name="P17"><text:span text:style-name="T3">2FN (chave composta </text:span><text:span text:style-name="T4">e suas dependencias</text:span><text:span text:style-name="T3">)</text:span></text:p>
      <text:p text:style-name="P17"><text:span text:style-name="T3"/></text:p>
      <text:p text:style-name="P17"><text:span text:style-name="T3"/></text:p>
      <text:p text:style-name="P18"><text:span text:style-name="T3">Projeto (numero_projeto*, nome_projeto, data_inicio_projeto, numero_gere</text:span><text:span text:style-name="T6">nte</text:span><text:span text:style-name="T3">)</text:span></text:p>
      <text:p text:style-name="P19"><text:span text:style-name="T3">Projeto_empregado (</text:span><text:span text:style-name="T5">numero_projeto*, numero_empregado*, </text:span><text:span text:style-name="T3">horas trabalhadas)</text:span></text:p>
      <text:p text:style-name="P19"><text:span text:style-name="T3">Empregado ( </text:span><text:span text:style-name="T5">numero_empregado*</text:span><text:span text:style-name="T3">,</text:span><text:span text:style-name="T5">nome_empregado, numero_depto, nome_depto</text:span><text:span text:style-name="T6">)</text:span></text:p>
      <text:p text:style-name="P19"><text:span text:style-name="T3"/></text:p>
      <text:p text:style-name="P19"><text:span text:style-name="T3">3FN (Dependente de não chave)</text:span></text:p>
      <text:p text:style-name="P17"><text:span text:style-name="T3"/></text:p>
      <text:p text:style-name="P18"><text:span text:style-name="T3">Projeto (numero_projeto*, nome_projeto, data_inicio_projeto, numero_gerente)</text:span></text:p>
      <text:p text:style-name="P21"><text:span text:style-name="T3">Gerente ( </text:span><text:span text:style-name="T5">numero_gerente*, nome_gerente</text:span><text:span text:style-name="T3">)</text:span></text:p>
      <text:p text:style-name="P19"><text:span text:style-name="T3">Projeto_empregado (</text:span><text:span text:style-name="T5">numero_projeto*, numero_empregado*, </text:span><text:span text:style-name="T3">horas trabalhadas)</text:span></text:p>
      <text:p text:style-name="P20"><text:span text:style-name="T3">Empregado ( </text:span><text:span text:style-name="T5">numero_empregado*</text:span><text:span text:style-name="T3">,</text:span><text:span text:style-name="T5">nome_empregado</text:span><text:span text:style-name="T6">)</text:span></text:p>
      <text:p text:style-name="P19"><text:span text:style-name="T3">Departamento ( numero_depto*,</text:span><text:span text:style-name="T5"> nome_depto</text:span><text:span text:style-name="T3">)</text:span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8">b) Pedido (cod_pedido, dat_emissao, cod_fornecedor, nom_fornecedor, end_fornecedor, cod_material, dsc_material, qtd_pedido, vlr_unitario, vl_total_material, vlr_total_pedido).</text:p>
      <text:p text:style-name="P2"/>
      <text:p text:style-name="P1">Chave(s): cod_pedido</text:p>
      <text:p text:style-name="P1">Dependência(s): cod_pedido -&gt; dat_emissao, cod_fornecedor, nom_fornecedor, end_fornecedor, vlr_total_pedido</text:p>
      <text:p text:style-name="P12"><text:s text:c="16"/><text:span text:style-name="T1">{cod_pedido, cod_material} -&gt; qtd_pedido, vl_total_material</text:span></text:p>
      <text:p text:style-name="P12"><text:s text:c="16"/><text:span text:style-name="T1">cod_material -&gt; dsc_material, vlr_unitario </text:span></text:p>
      <text:p text:style-name="P4"><text:s text:c="16"/><text:span text:style-name="T1">cod_fornecedor -&gt; nom_fornecedor, end_fornecedor</text:span></text:p>
      <text:p text:style-name="P21"><text:span text:style-name="T3">1, 01/01/10, 11, wallace, endereço X, 1, caneta, 15, 1,00, 15, </text:span><text:span text:style-name="T7">70</text:span></text:p>
      <text:p text:style-name="P22"><text:span text:style-name="T3">1, 01/01/10, 11, wallace, endereço X, </text:span><text:span text:style-name="T7">2, borracha, 10, 0,50, 5, 70</text:span></text:p>
      <text:p text:style-name="P22"><text:span text:style-name="T7">1, 01/01/10, 11, wallace, endereço X, 3, livro, 5, 10,00, 50, 70</text:span></text:p>
      <text:p text:style-name="P23"><text:soft-page-break/><text:span text:style-name="T3">1FN ( multivalorado )</text:span></text:p>
      <text:p text:style-name="P23"><text:span text:style-name="T3"/></text:p>
      <text:p text:style-name="P23"><text:span text:style-name="T3">Pedido ( </text:span><text:span text:style-name="T4">cod_pedido*, dat_emissao, cod_fornecedor, nom_fornecedor, end_fornecedor, <text:s/>vlr_total_pedido</text:span><text:span text:style-name="T3">)</text:span></text:p>
      <text:p text:style-name="P23"><text:span text:style-name="T3">Pedido_material (</text:span><text:span text:style-name="T4">cod_pedido*, <text:s/>cod_material*, dsc_material, qtd_pedido, vlr_unitario, vl_total_material</text:span><text:span text:style-name="T3">)</text:span></text:p>
      <text:p text:style-name="P23"><text:span text:style-name="T3"/></text:p>
      <text:p text:style-name="P23"><text:span text:style-name="T3">2FN (chave composta com dependencias)</text:span></text:p>
      <text:p text:style-name="P23"/>
      <text:p text:style-name="P23"><text:span text:style-name="T3">Pedido ( </text:span><text:span text:style-name="T4">cod_pedido*, dat_emissao, cod_fornecedor, nom_fornecedor, end_fornecedor, <text:s/>vlr_total_pedido</text:span><text:span text:style-name="T3">)</text:span></text:p>
      <text:p text:style-name="P24"><text:span text:style-name="T3">Pedido_material (</text:span><text:span text:style-name="T4">cod_pedido*, <text:s/>cod_material*,, qtd_pedido, , vl_total_material</text:span><text:span text:style-name="T3">)</text:span></text:p>
      <text:p text:style-name="P25"><text:span text:style-name="T3">Material (</text:span><text:span text:style-name="T4">cod_material*, <text:s/>dsc_material, <text:s/>vlr_unitario</text:span><text:span text:style-name="T3">)</text:span></text:p>
      <text:p text:style-name="P25"><text:span text:style-name="T3"/></text:p>
      <text:p text:style-name="P25"><text:span text:style-name="T3">3FN ( dependente de não chave)</text:span></text:p>
      <text:p text:style-name="P25"><text:span text:style-name="T3"/></text:p>
      <text:p text:style-name="P24"><text:span text:style-name="T3">Pedido ( </text:span><text:span text:style-name="T4">cod_pedido*, dat_emissao, cod_fornecedor, <text:s/>vlr_total_pedido</text:span><text:span text:style-name="T8">)</text:span></text:p>
      <text:p text:style-name="P25"><text:span text:style-name="T3">Fornecedor (cod_fornecedor*, nom_fornecedor, end_fornecedor)</text:span></text:p>
      <text:p text:style-name="P24"><text:span text:style-name="T3">Pedido_material (</text:span><text:span text:style-name="T4">cod_pedido*, <text:s/>cod_material*,, qtd_pedido, , vl_total_material</text:span><text:span text:style-name="T3">)</text:span></text:p>
      <text:p text:style-name="P25"><text:span text:style-name="T3">Material (</text:span><text:span text:style-name="T4">cod_material*, <text:s/>dsc_material, <text:s/>vlr_unitario</text:span><text:span text:style-name="T3">)</text:span></text:p>
      <text:p text:style-name="P25"><text:span text:style-name="T3"/></text:p>
      <text:p text:style-name="P25"><text:span text:style-name="T3"/></text:p>
      <text:p text:style-name="P9">c) Turma (codigo_aluno, nome_aluno, email_aluno, fone_contato, cod_curso, nome_curso, data_matricula).</text:p>
      <text:p text:style-name="P2"/>
      <text:p text:style-name="P1">Chaves(s): codigo_aluno, codigo_curso</text:p>
      <text:p text:style-name="P1">Dependência(s): codigo_aluno -&gt; nome_aluno, email_aluno, fone_contato</text:p>
      <text:p text:style-name="P4"><text:s text:c="16"/><text:span text:style-name="T1">cod_curso -&gt; nome_curso</text:span></text:p>
      <text:p text:style-name="Text_20_body"><text:line-break/><text:span text:style-name="T8">1, Wallace, wallace@.com, 55555, X45, banco de dados, 23/02/20</text:span></text:p>
      <text:p text:style-name="P27"><text:span text:style-name="T8">1, Wallace, wallace@.com, 55555, X44, logica, 25/03/20</text:span></text:p>
      <text:p text:style-name="P27"><text:span text:style-name="T8">1, Wallace, wallace@.com, 55555, X43, estatistica, 28/03/20</text:span></text:p>
      <text:p text:style-name="P27"><text:span text:style-name="T8"/></text:p>
      <text:p text:style-name="P26"><text:span text:style-name="T3">1FN</text:span></text:p>
      <text:p text:style-name="P28"><text:span text:style-name="T3">Aluno (</text:span><text:span text:style-name="T8">codigo_aluno*, nome_aluno, email_aluno, fone_contato</text:span><text:span text:style-name="T3">)</text:span></text:p>
      <text:p text:style-name="P28"><text:span text:style-name="T3">Curso (</text:span><text:span text:style-name="T8">codigo_aluno*, <text:s/>cod_curso*, nome_curso, data_matricula</text:span><text:span text:style-name="T3">)</text:span></text:p>
      <text:p text:style-name="P28"><text:span text:style-name="T3"/></text:p>
      <text:p text:style-name="P28"><text:span text:style-name="T3">2FN </text:span></text:p>
      <text:p text:style-name="P28"><text:span text:style-name="T3">Aluno (</text:span><text:span text:style-name="T8">codigo_aluno*, nome_aluno, email_aluno, fone_contato</text:span><text:span text:style-name="T3">)</text:span></text:p>
      <text:p text:style-name="P28"><text:span text:style-name="T9">Matricula</text:span><text:span text:style-name="T3"> (</text:span><text:span text:style-name="T8">codigo_aluno*, <text:s/>cod_curso*, data_matricula</text:span><text:span text:style-name="T3">)</text:span></text:p>
      <text:p text:style-name="P30"><text:span text:style-name="T3">Curso (</text:span><text:span text:style-name="T8">cod_curso*, nome_curso</text:span><text:span text:style-name="T3">)</text:span></text:p>
      <text:p text:style-name="P30"><text:span text:style-name="T3"/></text:p>
      <text:p text:style-name="P30"><text:span text:style-name="T3">3FN</text:span></text:p>
      <text:p text:style-name="P29"><text:soft-page-break/><text:span text:style-name="T3">Aluno (</text:span><text:span text:style-name="T8">codigo_aluno*, nome_aluno, email_aluno, fone_contato</text:span><text:span text:style-name="T3">)</text:span></text:p>
      <text:p text:style-name="P29"><text:span text:style-name="T9">Matricula</text:span><text:span text:style-name="T3"> (</text:span><text:span text:style-name="T8">codigo_aluno*, <text:s/>cod_curso*, data_matricula</text:span><text:span text:style-name="T3">)</text:span></text:p>
      <text:p text:style-name="P30"><text:span text:style-name="T3">Curso (</text:span><text:span text:style-name="T8">cod_curso*, nome_curso</text:span><text:span text:style-name="T3">)</text:span></text:p>
      <text:p text:style-name="P30"><text:span text:style-name="T3"/></text:p>
      <text:p text:style-name="P10">d) Consulta (num_paciente, nome_paciente, data_consulta, dsc_diagnostico, cod_medico, nome_medico, cod_especialidade, dsc_especialidade).</text:p>
      <text:p text:style-name="P2"/>
      <text:p text:style-name="P1">Chaves(s): num_paciente, data_consulta, cod_medico</text:p>
      <text:p text:style-name="P1">Dependência(s): num_paciente -&gt; nome_paciente</text:p>
      <text:p text:style-name="P12"><text:s text:c="16"/><text:span text:style-name="T1">cod_medico -&gt; nome_medico, cod_especialidade, dsc_especialidade</text:span></text:p>
      <text:p text:style-name="P12"><text:s text:c="16"/><text:span text:style-name="T1">cod_especialidade -&gt; dsc_especialidade</text:span></text:p>
      <text:p text:style-name="P4"><text:s text:c="54"/></text:p>
      <text:p text:style-name="P30"><text:span text:style-name="T3">1, kelven , 22/03/19, febre, 1, Wallace, 1, dor</text:span></text:p>
      <text:p text:style-name="P30"><text:span text:style-name="T3">1, kelven, 28/04/19, nutrição, 2, Zek, 2, refeição</text:span></text:p>
      <text:p text:style-name="P30"><text:span text:style-name="T3">1, kelven, 11/05/19, prostata, 3, Anderson, 3, cancer</text:span></text:p>
      <text:p text:style-name="P30"><text:span text:style-name="T3"/></text:p>
      <text:p text:style-name="P30"><text:span text:style-name="T3">1FN </text:span></text:p>
      <text:p text:style-name="P30"><text:span text:style-name="T3">Paciente (num_paciente*, nome_paciente)</text:span></text:p>
      <text:p text:style-name="P30"><text:span text:style-name="T3">Consulta (num_paciente*, data_consulta*, <text:s/>cod_medico*, dsc_diagnostico, nome_medico, cod_especialidade, dsc_especialidade)</text:span></text:p>
      <text:p text:style-name="P30"><text:span text:style-name="T3"/></text:p>
      <text:p text:style-name="P30"><text:span text:style-name="T3">2FN</text:span></text:p>
      <text:p text:style-name="P30"><text:span text:style-name="T3">Paciente (num_paciente*, nome_paciente)</text:span></text:p>
      <text:p text:style-name="P32"><text:span text:style-name="T3">Medico ( </text:span><text:span text:style-name="T9">cod_medico*, nome_medico, cod_especialidade, dsc_especialidade</text:span><text:span text:style-name="T3">)</text:span></text:p>
      <text:p text:style-name="P31"><text:span text:style-name="T3">Consulta (num_paciente*, data_consulta*, <text:s/>cod_medico*, dsc_diagnostico)</text:span></text:p>
      <text:p text:style-name="P31"><text:span text:style-name="T3"/></text:p>
      <text:p text:style-name="P32"><text:span text:style-name="T3">3FN</text:span></text:p>
      <text:p text:style-name="P31"><text:span text:style-name="T3">Paciente (num_paciente*, nome_paciente)</text:span></text:p>
      <text:p text:style-name="P32"><text:span text:style-name="T3">Medico ( </text:span><text:span text:style-name="T9">cod_medico*, nome_medico,</text:span><text:span text:style-name="T3">)</text:span></text:p>
      <text:p text:style-name="P32"><text:span text:style-name="T3">Especialidade ( </text:span><text:span text:style-name="T9">cod_especialidade*, dsc_especialidade</text:span><text:span text:style-name="T3">)</text:span></text:p>
      <text:p text:style-name="P31"><text:span text:style-name="T3">Consulta (num_paciente*, data_consulta*, <text:s/>cod_medico*, dsc_diagnostico)</text:span></text:p>
      <text:p text:style-name="P31"><text:span text:style-name="T3"/></text:p>
      <text:p text:style-name="P31"><text:span text:style-name="T3"/></text:p>
      <text:p text:style-name="P31"><text:span text:style-name="T3"/></text:p>
      <text:p text:style-name="P31"><text:span text:style-name="T3"/></text:p>
      <text:p text:style-name="P11"><text:soft-page-break/>e) Emprestimo (num_matricula, nom_aluno, num_isbn, tit_livro, dat_emprestimo, dat_devolucao, num_paginas, cod_editora, nom_editora)</text:p>
      <text:p text:style-name="P2"/>
      <text:p text:style-name="P1">Chaves(s): num_matricula, num_isbn, dat_emprestimo</text:p>
      <text:p text:style-name="P1">Dependência(s): num_matricula -&gt; nom_aluno</text:p>
      <text:p text:style-name="P12"><text:s text:c="16"/><text:span text:style-name="T1">num_isbn -&gt; tit_livro, num_paginas, cod_editora, nom_editora</text:span></text:p>
      <text:p text:style-name="P4"><text:s text:c="16"/><text:span text:style-name="T1">cod_editora -&gt; nom_editora</text:span></text:p>
      <text:p text:style-name="P32"><text:span text:style-name="T3">2000, Wallace, 12, javascript, 22/03/20, 29/03/20, 300, 50, X</text:span></text:p>
      <text:p text:style-name="P32"><text:span text:style-name="T3">2000, Wallace, 13, mysql, 01/04/20, 08/04/20, 250, 45, R</text:span></text:p>
      <text:p text:style-name="P32"><text:span text:style-name="T3">2000, Wallace, 14, calculo1, 12/04/20, 19/04/20, 500, 35, K</text:span></text:p>
      <text:p text:style-name="P32"><text:span text:style-name="T3"/></text:p>
      <text:p text:style-name="P32"><text:span text:style-name="T3">1FN </text:span></text:p>
      <text:p text:style-name="P33"><text:span text:style-name="T3">Aluno ( </text:span><text:span text:style-name="T9">num_matricula*, nom_aluno</text:span><text:span text:style-name="T3">)</text:span></text:p>
      <text:p text:style-name="P33"><text:span text:style-name="T3">Livro (</text:span><text:span text:style-name="T9">num_matricula*</text:span><text:span text:style-name="T3">,</text:span><text:span text:style-name="T9">num_isbn*, <text:s/>dat_emprestimo*, tit_livro, dat_devolucao, num_paginas, cod_editora, nom_editora)</text:span></text:p>
      <text:p text:style-name="P33"><text:span text:style-name="T9"/></text:p>
      <text:p text:style-name="P33"><text:span text:style-name="T9">2</text:span><text:span text:style-name="T3">FN</text:span></text:p>
      <text:p text:style-name="P33"><text:span text:style-name="T3">Aluno ( </text:span><text:span text:style-name="T9">num_matricula*, nom_aluno</text:span><text:span text:style-name="T3">)</text:span></text:p>
      <text:p text:style-name="P33"><text:span text:style-name="T3">Livro(</text:span><text:span text:style-name="T9">num_matricula*</text:span><text:span text:style-name="T3">,num_isbn*, tit_livro, num_paginas, cod_editora, nom_editora)</text:span></text:p>
      <text:p text:style-name="P33"><text:span text:style-name="T3">Devolução(</text:span><text:span text:style-name="T9">num_matricula*</text:span><text:span text:style-name="T3">,</text:span><text:span text:style-name="T9">num_isbn*, <text:s/>dat_emprestimo*,, dat_devolucao,)</text:span></text:p>
      <text:p text:style-name="P33"><text:span text:style-name="T9"/></text:p>
      <text:p text:style-name="P33"><text:span text:style-name="T9">3</text:span><text:span text:style-name="T3">FN</text:span></text:p>
      <text:p text:style-name="P33"><text:span text:style-name="T3">Aluno ( </text:span><text:span text:style-name="T9">num_matricula*, nom_aluno</text:span><text:span text:style-name="T3">)</text:span></text:p>
      <text:p text:style-name="P33"><text:span text:style-name="T3">Editora (num_matricula*,cod_editora*, nom_editora)</text:span></text:p>
      <text:p text:style-name="P33"><text:span text:style-name="T3">Livro(</text:span><text:span text:style-name="T9">num_matricula*</text:span><text:span text:style-name="T3">,num_isbn*, tit_livro, num_paginas,)</text:span></text:p>
      <text:p text:style-name="P33"><text:span text:style-name="T3">Devolução(</text:span><text:span text:style-name="T9">num_matricula*</text:span><text:span text:style-name="T3">,</text:span><text:span text:style-name="T9">num_isbn*, <text:s/>dat_emprestimo*,, dat_devolucao,)</text:span></text:p>
      <text:p text:style-name="P33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3T15:42:36.090000000</meta:creation-date>
    <meta:editing-duration>PT42S</meta:editing-duration>
    <meta:editing-cycles>2</meta:editing-cycles>
    <meta:generator>LibreOffice/6.4.1.2$Windows_X86_64 LibreOffice_project/4d224e95b98b138af42a64d84056446d09082932</meta:generator>
    <dc:date>2020-04-23T17:28:03.322000000</dc:date>
    <meta:document-statistic meta:table-count="0" meta:image-count="0" meta:object-count="0" meta:page-count="4" meta:paragraph-count="103" meta:word-count="544" meta:character-count="5989" meta:non-whitespace-character-count="5300"/>
  </office:meta>
</office:document-meta>
</file>